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1.5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gnitude_validation_test" table:style-name="ta1">
        <table:shapes>
          <draw:frame draw:z-index="0" draw:style-name="gr1" draw:text-style-name="P1" svg:width="6.2949in" svg:height="3.5453in" svg:x="60.3724in" svg:y="1.9972in">
            <draw:object draw:notify-on-update-of-ranges="magnitude_validation_test.AP1:magnitude_validation_test.AP1 magnitude_validation_test.AP2:magnitude_validation_test.AP2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49in" svg:x="63.2083in" svg:y="1.276in">
            <draw:object draw:notify-on-update-of-ranges="magnitude_validation_test.AN1:magnitude_validation_test.AN1 magnitude_validation_test.AN2:magnitude_validation_test.AN2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5.6646in" svg:y="4.1492in">
            <draw:object draw:notify-on-update-of-ranges="magnitude_validation_test.AO1:magnitude_validation_test.AO1 magnitude_validation_test.AO2:magnitude_validation_test.AO20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ux1_sensor0_X [mT]</text:p>
          </table:table-cell>
          <table:table-cell office:value-type="string" calcext:value-type="string">
            <text:p>mux1_sensor0_Y [mT]</text:p>
          </table:table-cell>
          <table:table-cell office:value-type="string" calcext:value-type="string">
            <text:p>mux1_sensor0_Z [mT]</text:p>
          </table:table-cell>
          <table:table-cell office:value-type="string" calcext:value-type="string">
            <text:p>mux1_sensor1_X [mT]</text:p>
          </table:table-cell>
          <table:table-cell office:value-type="string" calcext:value-type="string">
            <text:p>mux1_sensor1_Y [mT]</text:p>
          </table:table-cell>
          <table:table-cell office:value-type="string" calcext:value-type="string">
            <text:p>mux1_sensor1_Z [mT]</text:p>
          </table:table-cell>
          <table:table-cell office:value-type="string" calcext:value-type="string">
            <text:p>mux1_sensor2_X [mT]</text:p>
          </table:table-cell>
          <table:table-cell office:value-type="string" calcext:value-type="string">
            <text:p>mux1_sensor2_Y [mT]</text:p>
          </table:table-cell>
          <table:table-cell office:value-type="string" calcext:value-type="string">
            <text:p>mux1_sensor2_Z [mT]</text:p>
          </table:table-cell>
          <table:table-cell office:value-type="string" calcext:value-type="string">
            <text:p>mux1_sensor3_X [mT]</text:p>
          </table:table-cell>
          <table:table-cell office:value-type="string" calcext:value-type="string">
            <text:p>mux1_sensor3_Y [mT]</text:p>
          </table:table-cell>
          <table:table-cell office:value-type="string" calcext:value-type="string">
            <text:p>mux1_sensor3_Z [mT]</text:p>
          </table:table-cell>
          <table:table-cell office:value-type="string" calcext:value-type="string">
            <text:p>mux1_sensor4_X [mT]</text:p>
          </table:table-cell>
          <table:table-cell office:value-type="string" calcext:value-type="string">
            <text:p>mux1_sensor4_Y [mT]</text:p>
          </table:table-cell>
          <table:table-cell office:value-type="string" calcext:value-type="string">
            <text:p>mux1_sensor4_Z [mT]</text:p>
          </table:table-cell>
          <table:table-cell office:value-type="string" calcext:value-type="string">
            <text:p>mux1_sensor5_X [mT]</text:p>
          </table:table-cell>
          <table:table-cell office:value-type="string" calcext:value-type="string">
            <text:p>mux1_sensor5_Y [mT]</text:p>
          </table:table-cell>
          <table:table-cell office:value-type="string" calcext:value-type="string">
            <text:p>mux1_sensor5_Z [mT]</text:p>
          </table:table-cell>
          <table:table-cell office:value-type="string" calcext:value-type="string">
            <text:p>mux1_sensor6_X [mT]</text:p>
          </table:table-cell>
          <table:table-cell office:value-type="string" calcext:value-type="string">
            <text:p>mux1_sensor6_Y [mT]</text:p>
          </table:table-cell>
          <table:table-cell office:value-type="string" calcext:value-type="string">
            <text:p>mux1_sensor6_Z [mT]</text:p>
          </table:table-cell>
          <table:table-cell office:value-type="string" calcext:value-type="string">
            <text:p>mux1_sensor7_X [mT]</text:p>
          </table:table-cell>
          <table:table-cell office:value-type="string" calcext:value-type="string">
            <text:p>mux1_sensor7_Y [mT]</text:p>
          </table:table-cell>
          <table:table-cell office:value-type="string" calcext:value-type="string">
            <text:p>mux1_sensor7_Z [mT]</text:p>
          </table:table-cell>
          <table:table-cell office:value-type="string" calcext:value-type="string">
            <text:p>mux2_sensor0_X [mT]</text:p>
          </table:table-cell>
          <table:table-cell office:value-type="string" calcext:value-type="string">
            <text:p>mux2_sensor0_Y [mT]</text:p>
          </table:table-cell>
          <table:table-cell office:value-type="string" calcext:value-type="string">
            <text:p>mux2_sensor0_Z [mT]</text:p>
          </table:table-cell>
          <table:table-cell office:value-type="string" calcext:value-type="string">
            <text:p>mux2_sensor1_X [mT]</text:p>
          </table:table-cell>
          <table:table-cell office:value-type="string" calcext:value-type="string">
            <text:p>mux2_sensor1_Y [mT]</text:p>
          </table:table-cell>
          <table:table-cell office:value-type="string" calcext:value-type="string">
            <text:p>mux2_sensor1_Z [mT]</text:p>
          </table:table-cell>
          <table:table-cell office:value-type="string" calcext:value-type="string">
            <text:p>mux2_sensor2_X [mT]</text:p>
          </table:table-cell>
          <table:table-cell office:value-type="string" calcext:value-type="string">
            <text:p>mux2_sensor2_Y [mT]</text:p>
          </table:table-cell>
          <table:table-cell office:value-type="string" calcext:value-type="string">
            <text:p>mux2_sensor2_Z [mT]</text:p>
          </table:table-cell>
          <table:table-cell office:value-type="string" calcext:value-type="string">
            <text:p>mux2_sensor3_X [mT]</text:p>
          </table:table-cell>
          <table:table-cell office:value-type="string" calcext:value-type="string">
            <text:p>mux2_sensor3_Y [mT]</text:p>
          </table:table-cell>
          <table:table-cell office:value-type="string" calcext:value-type="string">
            <text:p>mux2_sensor3_Z [mT]</text:p>
          </table:table-cell>
          <table:table-cell office:value-type="string" calcext:value-type="string">
            <text:p>mux2_sensor4_X [mT]</text:p>
          </table:table-cell>
          <table:table-cell office:value-type="string" calcext:value-type="string">
            <text:p>mux2_sensor4_Y [mT]</text:p>
          </table:table-cell>
          <table:table-cell office:value-type="string" calcext:value-type="string">
            <text:p>mux2_sensor4_Z [mT]</text:p>
          </table:table-cell>
          <table:table-cell office:value-type="string" calcext:value-type="string">
            <text:p>mux2_sensor5_X [mT]</text:p>
          </table:table-cell>
          <table:table-cell office:value-type="string" calcext:value-type="string">
            <text:p>mux2_sensor5_Y [mT]</text:p>
          </table:table-cell>
          <table:table-cell office:value-type="string" calcext:value-type="string">
            <text:p>mux2_sensor5_Z [mT]</text:p>
          </table:table-cell>
          <table:table-cell office:value-type="string" calcext:value-type="string">
            <text:p>mux2_sensor6_X [mT]</text:p>
          </table:table-cell>
          <table:table-cell office:value-type="string" calcext:value-type="string">
            <text:p>mux2_sensor6_Y [mT]</text:p>
          </table:table-cell>
          <table:table-cell office:value-type="string" calcext:value-type="string">
            <text:p>mux2_sensor6_Z [mT]</text:p>
          </table:table-cell>
          <table:table-cell office:value-type="string" calcext:value-type="string">
            <text:p>mux2_sensor7_X [mT]</text:p>
          </table:table-cell>
          <table:table-cell office:value-type="string" calcext:value-type="string">
            <text:p>mux2_sensor7_Y [mT]</text:p>
          </table:table-cell>
          <table:table-cell office:value-type="string" calcext:value-type="string">
            <text:p>mux2_sensor7_Z [mT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" calcext:value-type="float">
            <text:p>0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" calcext:value-type="float">
            <text:p>0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5004" calcext:value-type="float">
            <text:p>0.015004</text:p>
          </table:table-cell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532400000000001" calcext:value-type="float">
            <text:p>0.00532400000000001</text:p>
          </table:table-cell>
          <table:table-cell table:number-columns-repeated="2" office:value-type="float" office:value="-0.00825" calcext:value-type="float">
            <text:p>-0.0082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24926" calcext:value-type="float">
            <text:p>-0.02492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" calcext:value-type="float">
            <text:p>0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32400000000001" calcext:value-type="float">
            <text:p>0.00532400000000001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5004" calcext:value-type="float">
            <text:p>0.015004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" calcext:value-type="float">
            <text:p>0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0164" calcext:value-type="float">
            <text:p>0.010164</text:p>
          </table:table-cell>
          <table:table-cell table:number-columns-repeated="2" office:value-type="float" office:value="-0.01425" calcext:value-type="float">
            <text:p>-0.014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9844" calcext:value-type="float">
            <text:p>0.019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0.02145" calcext:value-type="float">
            <text:p>0.021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" calcext:value-type="float">
            <text:p>0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755" calcext:value-type="float">
            <text:p>-0.017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24926" calcext:value-type="float">
            <text:p>-0.02492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19844" calcext:value-type="float">
            <text:p>0.01984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5004" calcext:value-type="float">
            <text:p>0.015004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" calcext:value-type="float">
            <text:p>0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919599999999997" calcext:value-type="float">
            <text:p>-0.00919599999999997</text:p>
          </table:table-cell>
          <table:table-cell table:number-columns-repeated="2" office:value-type="float" office:value="0.00375" calcext:value-type="float">
            <text:p>0.003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26136" calcext:value-type="float">
            <text:p>0.026136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84" calcext:value-type="float">
            <text:p>0.0084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" calcext:value-type="float">
            <text:p>0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4036" calcext:value-type="float">
            <text:p>-0.014036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261359999999999" calcext:value-type="float">
            <text:p>0.02613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3716" calcext:value-type="float">
            <text:p>0.02371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19844" calcext:value-type="float">
            <text:p>0.019844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794999999999999" calcext:value-type="float">
            <text:p>-0.00794999999999999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4036" calcext:value-type="float">
            <text:p>-0.014036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" calcext:value-type="float">
            <text:p>0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28556" calcext:value-type="float">
            <text:p>-0.028556</text:p>
          </table:table-cell>
          <table:table-cell table:number-columns-repeated="2" office:value-type="float" office:value="0.00675" calcext:value-type="float">
            <text:p>0.006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794999999999999" calcext:value-type="float">
            <text:p>-0.007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919599999999997" calcext:value-type="float">
            <text:p>-0.00919599999999997</text:p>
          </table:table-cell>
          <table:table-cell table:number-columns-repeated="2" office:value-type="float" office:value="-0.00225" calcext:value-type="float">
            <text:p>-0.00225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29524" calcext:value-type="float">
            <text:p>0.029524</text:p>
          </table:table-cell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3" calcext:value-type="float">
            <text:p>0.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9844" calcext:value-type="float">
            <text:p>0.01984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9844" calcext:value-type="float">
            <text:p>0.019844</text:p>
          </table:table-cell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0484000000000009" calcext:value-type="float">
            <text:p>0.000484000000000009</text:p>
          </table:table-cell>
          <table:table-cell table:number-columns-repeated="2" office:value-type="float" office:value="0.00375" calcext:value-type="float">
            <text:p>0.0037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4036" calcext:value-type="float">
            <text:p>-0.0140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222640000000001" calcext:value-type="float">
            <text:p>-0.0222640000000001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254100000000001" calcext:value-type="float">
            <text:p>0.02541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" calcext:value-type="float">
            <text:p>0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261359999999999" calcext:value-type="float">
            <text:p>0.02613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7346" calcext:value-type="float">
            <text:p>0.02734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22748" calcext:value-type="float">
            <text:p>-0.022748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0794999999999999" calcext:value-type="float">
            <text:p>-0.007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2115" calcext:value-type="float">
            <text:p>0.02115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table:number-columns-repeated="2" office:value-type="float" office:value="0.006" calcext:value-type="float">
            <text:p>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31944" calcext:value-type="float">
            <text:p>0.03194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435599999999997" calcext:value-type="float">
            <text:p>-0.00435599999999997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222640000000001" calcext:value-type="float">
            <text:p>-0.022264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9844" calcext:value-type="float">
            <text:p>0.01984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222640000000001" calcext:value-type="float">
            <text:p>-0.02226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2057" calcext:value-type="float">
            <text:p>-0.02057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435599999999997" calcext:value-type="float">
            <text:p>-0.00435599999999997</text:p>
          </table:table-cell>
          <table:table-cell table:number-columns-repeated="2" office:value-type="float" office:value="0.00375" calcext:value-type="float">
            <text:p>0.003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1995" calcext:value-type="float">
            <text:p>-0.0199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10164" calcext:value-type="float">
            <text:p>0.010164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794999999999999" calcext:value-type="float">
            <text:p>-0.00794999999999999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23716" calcext:value-type="float">
            <text:p>-0.02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0.0084" calcext:value-type="float">
            <text:p>0.0084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919599999999997" calcext:value-type="float">
            <text:p>-0.00919599999999997</text:p>
          </table:table-cell>
          <table:table-cell table:number-columns-repeated="2" office:value-type="float" office:value="-0.00525" calcext:value-type="float">
            <text:p>-0.005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4036" calcext:value-type="float">
            <text:p>-0.014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27346" calcext:value-type="float">
            <text:p>-0.0273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" calcext:value-type="float">
            <text:p>0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" calcext:value-type="float">
            <text:p>0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" calcext:value-type="float">
            <text:p>0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9844" calcext:value-type="float">
            <text:p>0.01984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5004" calcext:value-type="float">
            <text:p>0.015004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32400000000001" calcext:value-type="float">
            <text:p>0.00532400000000001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207" calcext:value-type="float">
            <text:p>-0.02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" calcext:value-type="float">
            <text:p>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22264" calcext:value-type="float">
            <text:p>-0.022264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" calcext:value-type="float">
            <text:p>0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" calcext:value-type="float">
            <text:p>0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24926" calcext:value-type="float">
            <text:p>-0.02492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222640000000001" calcext:value-type="float">
            <text:p>-0.022264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171" calcext:value-type="float">
            <text:p>0.0171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5004" calcext:value-type="float">
            <text:p>0.015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246" calcext:value-type="float">
            <text:p>0.0246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5004" calcext:value-type="float">
            <text:p>0.015004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1575" calcext:value-type="float">
            <text:p>-0.015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23474" calcext:value-type="float">
            <text:p>0.023474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309" calcext:value-type="float">
            <text:p>-0.0309</text:p>
          </table:table-cell>
          <table:table-cell office:value-type="float" office:value="0.048884" calcext:value-type="float">
            <text:p>0.04888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319440000000001" calcext:value-type="float">
            <text:p>-0.03194400000000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25894" calcext:value-type="float">
            <text:p>0.025894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" calcext:value-type="float">
            <text:p>0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231" calcext:value-type="float">
            <text:p>0.023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0.082764" calcext:value-type="float">
            <text:p>0.08276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4036" calcext:value-type="float">
            <text:p>-0.01403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26136" calcext:value-type="float">
            <text:p>0.026136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212959999999999" calcext:value-type="float">
            <text:p>-0.0212959999999999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table:number-columns-repeated="2" office:value-type="float" office:value="0.009" calcext:value-type="float">
            <text:p>0.009</text:p>
          </table:table-cell>
          <table:table-cell office:value-type="float" office:value="-0.023716" calcext:value-type="float">
            <text:p>-0.02371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212959999999999" calcext:value-type="float">
            <text:p>-0.021295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40844" calcext:value-type="float">
            <text:p>0.14084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9844" calcext:value-type="float">
            <text:p>0.019844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53" calcext:value-type="float">
            <text:p>0.0153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2205" calcext:value-type="float">
            <text:p>-0.022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36004" calcext:value-type="float">
            <text:p>0.136004</text:p>
          </table:table-cell>
          <table:table-cell table:number-columns-repeated="2" office:value-type="float" office:value="-0.00225" calcext:value-type="float">
            <text:p>-0.002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254100000000001" calcext:value-type="float">
            <text:p>0.02541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9844" calcext:value-type="float">
            <text:p>0.019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1875" calcext:value-type="float">
            <text:p>-0.0187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862" calcext:value-type="float">
            <text:p>0.02686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-0.012" calcext:value-type="float">
            <text:p>-0.012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" calcext:value-type="float">
            <text:p>0</text:p>
          </table:table-cell>
          <table:table-cell office:value-type="float" office:value="0.026862" calcext:value-type="float">
            <text:p>0.026862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9844" calcext:value-type="float">
            <text:p>0.019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27346" calcext:value-type="float">
            <text:p>-0.02734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" calcext:value-type="float">
            <text:p>0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26136" calcext:value-type="float">
            <text:p>0.026136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31164" calcext:value-type="float">
            <text:p>0.13116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1875" calcext:value-type="float">
            <text:p>-0.018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271040000000001" calcext:value-type="float">
            <text:p>-0.027104000000000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794999999999999" calcext:value-type="float">
            <text:p>-0.0079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23958" calcext:value-type="float">
            <text:p>0.023958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1702" calcext:value-type="float">
            <text:p>0.03170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097284" calcext:value-type="float">
            <text:p>0.09728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8556" calcext:value-type="float">
            <text:p>-0.02855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2115" calcext:value-type="float">
            <text:p>0.021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6862" calcext:value-type="float">
            <text:p>0.026862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24684" calcext:value-type="float">
            <text:p>0.024684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24684" calcext:value-type="float">
            <text:p>0.02468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212959999999999" calcext:value-type="float">
            <text:p>0.02129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4036" calcext:value-type="float">
            <text:p>-0.014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1702" calcext:value-type="float">
            <text:p>0.031702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4036" calcext:value-type="float">
            <text:p>-0.014036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229899999999999" calcext:value-type="float">
            <text:p>-0.02298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1575" calcext:value-type="float">
            <text:p>-0.0157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26324" calcext:value-type="float">
            <text:p>0.12632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26324" calcext:value-type="float">
            <text:p>0.12632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40172" calcext:value-type="float">
            <text:p>0.04017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40844" calcext:value-type="float">
            <text:p>0.14084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4036" calcext:value-type="float">
            <text:p>-0.014036</text:p>
          </table:table-cell>
        </table:table-row>
        <table:table-row table:style-name="ro1">
          <table:table-cell office:value-type="float" office:value="-0.018" calcext:value-type="float">
            <text:p>-0.018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33396" calcext:value-type="float">
            <text:p>0.0333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2057" calcext:value-type="float">
            <text:p>-0.02057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2925" calcext:value-type="float">
            <text:p>-0.029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table:number-columns-repeated="2" office:value-type="float" office:value="-0.003" calcext:value-type="float">
            <text:p>-0.003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" calcext:value-type="float">
            <text:p>0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4036" calcext:value-type="float">
            <text:p>-0.014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2541" calcext:value-type="float">
            <text:p>-0.0254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205" calcext:value-type="float">
            <text:p>-0.022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24684" calcext:value-type="float">
            <text:p>0.024684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84" calcext:value-type="float">
            <text:p>0.0084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22506" calcext:value-type="float">
            <text:p>0.02250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" calcext:value-type="float">
            <text:p>0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506" calcext:value-type="float">
            <text:p>0.02250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2115" calcext:value-type="float">
            <text:p>0.0211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" calcext:value-type="float">
            <text:p>0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191179999999999" calcext:value-type="float">
            <text:p>0.019117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27346" calcext:value-type="float">
            <text:p>-0.0273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0794999999999999" calcext:value-type="float">
            <text:p>-0.007949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26324" calcext:value-type="float">
            <text:p>0.12632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31164" calcext:value-type="float">
            <text:p>0.13116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5004" calcext:value-type="float">
            <text:p>0.015004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22264" calcext:value-type="float">
            <text:p>-0.022264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212959999999999" calcext:value-type="float">
            <text:p>-0.021295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29766" calcext:value-type="float">
            <text:p>-0.02976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2205" calcext:value-type="float">
            <text:p>-0.022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31164" calcext:value-type="float">
            <text:p>0.13116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" calcext:value-type="float">
            <text:p>0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4036" calcext:value-type="float">
            <text:p>-0.01403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22264" calcext:value-type="float">
            <text:p>-0.02226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" calcext:value-type="float">
            <text:p>0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65" calcext:value-type="float">
            <text:p>0.016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" calcext:value-type="float">
            <text:p>0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table:number-columns-repeated="2" office:value-type="float" office:value="0.003" calcext:value-type="float">
            <text:p>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1785" calcext:value-type="float">
            <text:p>-0.01785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24684" calcext:value-type="float">
            <text:p>0.024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" calcext:value-type="float">
            <text:p>0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31164" calcext:value-type="float">
            <text:p>0.13116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5004" calcext:value-type="float">
            <text:p>0.015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5004" calcext:value-type="float">
            <text:p>0.015004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26136" calcext:value-type="float">
            <text:p>0.02613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097284" calcext:value-type="float">
            <text:p>0.09728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222640000000001" calcext:value-type="float">
            <text:p>-0.022264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27104" calcext:value-type="float">
            <text:p>-0.02710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71" calcext:value-type="float">
            <text:p>0.017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26324" calcext:value-type="float">
            <text:p>0.12632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27588" calcext:value-type="float">
            <text:p>-0.02758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174" calcext:value-type="float">
            <text:p>0.017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862" calcext:value-type="float">
            <text:p>0.02686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36004" calcext:value-type="float">
            <text:p>0.13600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table:number-columns-repeated="2" office:value-type="float" office:value="-0.006" calcext:value-type="float">
            <text:p>-0.00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2299" calcext:value-type="float">
            <text:p>0.022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-0.01785" calcext:value-type="float">
            <text:p>-0.0178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-0.015" calcext:value-type="float">
            <text:p>-0.0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65" calcext:value-type="float">
            <text:p>0.016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222640000000001" calcext:value-type="float">
            <text:p>-0.022264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" calcext:value-type="float">
            <text:p>0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4036" calcext:value-type="float">
            <text:p>-0.014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" calcext:value-type="float">
            <text:p>0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1702" calcext:value-type="float">
            <text:p>0.031702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097284" calcext:value-type="float">
            <text:p>0.09728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table:number-columns-repeated="2" office:value-type="float" office:value="-0.003" calcext:value-type="float">
            <text:p>-0.003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2057" calcext:value-type="float">
            <text:p>-0.02057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22506" calcext:value-type="float">
            <text:p>0.02250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2205" calcext:value-type="float">
            <text:p>-0.022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271040000000001" calcext:value-type="float">
            <text:p>-0.027104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794999999999999" calcext:value-type="float">
            <text:p>-0.007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22264" calcext:value-type="float">
            <text:p>0.02226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" calcext:value-type="float">
            <text:p>0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2235" calcext:value-type="float">
            <text:p>-0.02235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4905" calcext:value-type="float">
            <text:p>-0.049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1702" calcext:value-type="float">
            <text:p>0.03170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31164" calcext:value-type="float">
            <text:p>0.13116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table:number-columns-repeated="2" office:value-type="float" office:value="-0.009" calcext:value-type="float">
            <text:p>-0.009</text:p>
          </table:table-cell>
          <table:table-cell office:value-type="float" office:value="0.019844" calcext:value-type="float">
            <text:p>0.01984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254100000000001" calcext:value-type="float">
            <text:p>0.0254100000000001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309" calcext:value-type="float">
            <text:p>-0.030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5004" calcext:value-type="float">
            <text:p>0.015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097284" calcext:value-type="float">
            <text:p>0.09728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2235" calcext:value-type="float">
            <text:p>-0.022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0.097284" calcext:value-type="float">
            <text:p>0.09728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5004" calcext:value-type="float">
            <text:p>0.015004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84" calcext:value-type="float">
            <text:p>0.0084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1695" calcext:value-type="float">
            <text:p>-0.0169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6862" calcext:value-type="float">
            <text:p>0.02686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" calcext:value-type="float">
            <text:p>0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2205" calcext:value-type="float">
            <text:p>-0.022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" calcext:value-type="float">
            <text:p>0</text:p>
          </table:table-cell>
          <table:table-cell office:value-type="float" office:value="0.031702" calcext:value-type="float">
            <text:p>0.03170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" calcext:value-type="float">
            <text:p>0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84" calcext:value-type="float">
            <text:p>0.0084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0.111804" calcext:value-type="float">
            <text:p>0.111804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2415" calcext:value-type="float">
            <text:p>0.0241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24684" calcext:value-type="float">
            <text:p>0.024684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table:number-columns-repeated="2" office:value-type="float" office:value="-0.006" calcext:value-type="float">
            <text:p>-0.006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165" calcext:value-type="float">
            <text:p>0.016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" calcext:value-type="float">
            <text:p>0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279" calcext:value-type="float">
            <text:p>-0.027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26136" calcext:value-type="float">
            <text:p>0.026136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171" calcext:value-type="float">
            <text:p>-0.017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" calcext:value-type="float">
            <text:p>0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3396" calcext:value-type="float">
            <text:p>0.0333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21054" calcext:value-type="float">
            <text:p>0.021054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097284" calcext:value-type="float">
            <text:p>0.09728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9844" calcext:value-type="float">
            <text:p>0.019844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64559999999999" calcext:value-type="float">
            <text:p>0.016455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" calcext:value-type="float">
            <text:p>0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" calcext:value-type="float">
            <text:p>0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1785" calcext:value-type="float">
            <text:p>-0.0178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" calcext:value-type="float">
            <text:p>0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1575" calcext:value-type="float">
            <text:p>-0.015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0.106964" calcext:value-type="float">
            <text:p>0.10696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" calcext:value-type="float">
            <text:p>0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22264" calcext:value-type="float">
            <text:p>0.0222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" calcext:value-type="float">
            <text:p>0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6862" calcext:value-type="float">
            <text:p>0.026862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126324" calcext:value-type="float">
            <text:p>0.12632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5004" calcext:value-type="float">
            <text:p>0.015004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19844" calcext:value-type="float">
            <text:p>0.01984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2205" calcext:value-type="float">
            <text:p>-0.02205</text:p>
          </table:table-cell>
          <table:table-cell office:value-type="float" office:value="-0.0279" calcext:value-type="float">
            <text:p>-0.027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table:number-columns-repeated="2" office:value-type="float" office:value="0.009" calcext:value-type="float">
            <text:p>0.009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11804" calcext:value-type="float">
            <text:p>0.111804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212959999999999" calcext:value-type="float">
            <text:p>0.02129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935" calcext:value-type="float">
            <text:p>-0.019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5004" calcext:value-type="float">
            <text:p>0.015004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935" calcext:value-type="float">
            <text:p>-0.019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794999999999999" calcext:value-type="float">
            <text:p>-0.007949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2925" calcext:value-type="float">
            <text:p>-0.029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26136" calcext:value-type="float">
            <text:p>0.026136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" calcext:value-type="float">
            <text:p>0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-0.0609" calcext:value-type="float">
            <text:p>-0.060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84" calcext:value-type="float">
            <text:p>0.008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" calcext:value-type="float">
            <text:p>0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31164" calcext:value-type="float">
            <text:p>0.131164</text:p>
          </table:table-cell>
          <table:table-cell table:number-columns-repeated="2"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177" calcext:value-type="float">
            <text:p>-0.017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" calcext:value-type="float">
            <text:p>0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6862" calcext:value-type="float">
            <text:p>0.026862</text:p>
          </table:table-cell>
          <table:table-cell office:value-type="float" office:value="-0.04305" calcext:value-type="float">
            <text:p>-0.0430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11804" calcext:value-type="float">
            <text:p>0.111804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126324" calcext:value-type="float">
            <text:p>0.12632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162" calcext:value-type="float">
            <text:p>0.0162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" calcext:value-type="float">
            <text:p>0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4605" calcext:value-type="float">
            <text:p>-0.0460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160204" calcext:value-type="float">
            <text:p>0.16020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2205" calcext:value-type="float">
            <text:p>0.0220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8505" calcext:value-type="float">
            <text:p>-0.0850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102124" calcext:value-type="float">
            <text:p>0.102124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" calcext:value-type="float">
            <text:p>0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0484000000000009" calcext:value-type="float">
            <text:p>0.000484000000000009</text:p>
          </table:table-cell>
          <table:table-cell table:number-columns-repeated="2"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4036" calcext:value-type="float">
            <text:p>-0.014036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84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2057" calcext:value-type="float">
            <text:p>-0.02057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0484000000000009" calcext:value-type="float">
            <text:p>0.000484000000000009</text:p>
          </table:table-cell>
          <table:table-cell table:number-columns-repeated="2" office:value-type="float" office:value="0.00975" calcext:value-type="float">
            <text:p>0.0097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-0.023716" calcext:value-type="float">
            <text:p>-0.02371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1935" calcext:value-type="float">
            <text:p>-0.01935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794999999999999" calcext:value-type="float">
            <text:p>-0.007949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4036" calcext:value-type="float">
            <text:p>-0.014036</text:p>
          </table:table-cell>
        </table:table-row>
        <table:table-row table:style-name="ro1">
          <table:table-cell office:value-type="float" office:value="-0.015" calcext:value-type="float">
            <text:p>-0.01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9844" calcext:value-type="float">
            <text:p>0.01984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174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23716" calcext:value-type="float">
            <text:p>-0.02371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" calcext:value-type="float">
            <text:p>0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1785" calcext:value-type="float">
            <text:p>-0.01785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2057" calcext:value-type="float">
            <text:p>-0.02057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12" calcext:value-type="float">
            <text:p>-0.012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27588" calcext:value-type="float">
            <text:p>-0.02758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22264" calcext:value-type="float">
            <text:p>0.02226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4036" calcext:value-type="float">
            <text:p>-0.014036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2541" calcext:value-type="float">
            <text:p>-0.0254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30976" calcext:value-type="float">
            <text:p>0.030976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177" calcext:value-type="float">
            <text:p>-0.017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-0.012" calcext:value-type="float">
            <text:p>-0.012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0484000000000009" calcext:value-type="float">
            <text:p>0.000484000000000009</text:p>
          </table:table-cell>
          <table:table-cell table:number-columns-repeated="2" office:value-type="float" office:value="-0.00225" calcext:value-type="float">
            <text:p>-0.0022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4036" calcext:value-type="float">
            <text:p>-0.0140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261359999999999" calcext:value-type="float">
            <text:p>0.02613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9844" calcext:value-type="float">
            <text:p>0.019844</text:p>
          </table:table-cell>
        </table:table-row>
        <table:table-row table:style-name="ro1">
          <table:table-cell table:number-columns-repeated="2" office:value-type="float" office:value="0.003" calcext:value-type="float">
            <text:p>0.003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25652" calcext:value-type="float">
            <text:p>0.02565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21054" calcext:value-type="float">
            <text:p>0.021054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30976" calcext:value-type="float">
            <text:p>0.030976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27104" calcext:value-type="float">
            <text:p>0.02710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24926" calcext:value-type="float">
            <text:p>-0.02492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29524" calcext:value-type="float">
            <text:p>0.029524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14036" calcext:value-type="float">
            <text:p>-0.014036</text:p>
          </table:table-cell>
          <table:table-cell table:number-columns-repeated="2" office:value-type="float" office:value="-0.00225" calcext:value-type="float">
            <text:p>-0.002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" calcext:value-type="float">
            <text:p>0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1995" calcext:value-type="float">
            <text:p>-0.0199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435599999999997" calcext:value-type="float">
            <text:p>-0.00435599999999997</text:p>
          </table:table-cell>
          <table:table-cell table:number-columns-repeated="2" office:value-type="float" office:value="-0.00225" calcext:value-type="float">
            <text:p>-0.002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254100000000001" calcext:value-type="float">
            <text:p>0.02541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" calcext:value-type="float">
            <text:p>0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27104" calcext:value-type="float">
            <text:p>0.02710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5004" calcext:value-type="float">
            <text:p>0.015004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19844" calcext:value-type="float">
            <text:p>0.0198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9844" calcext:value-type="float">
            <text:p>0.01984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022506" calcext:value-type="float">
            <text:p>0.02250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" calcext:value-type="float">
            <text:p>0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4036" calcext:value-type="float">
            <text:p>-0.014036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194999999999999" calcext:value-type="float">
            <text:p>-0.0019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" calcext:value-type="float">
            <text:p>0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table:number-columns-repeated="2" office:value-type="float" office:value="0.006" calcext:value-type="float">
            <text:p>0.006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212959999999999" calcext:value-type="float">
            <text:p>-0.021295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3025" calcext:value-type="float">
            <text:p>-0.0302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table:number-columns-repeated="2" office:value-type="float" office:value="-0.009" calcext:value-type="float">
            <text:p>-0.00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16159999999999" calcext:value-type="float">
            <text:p>0.01161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" calcext:value-type="float">
            <text:p>0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35599999999997" calcext:value-type="float">
            <text:p>-0.00435599999999997</text:p>
          </table:table-cell>
          <table:table-cell table:number-columns-repeated="2" office:value-type="float" office:value="-0.00525" calcext:value-type="float">
            <text:p>-0.005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37026" calcext:value-type="float">
            <text:p>0.03702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25840000000001" calcext:value-type="float">
            <text:p>0.012584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" calcext:value-type="float">
            <text:p>0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24926" calcext:value-type="float">
            <text:p>-0.02492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225" calcext:value-type="float">
            <text:p>0.022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191179999999999" calcext:value-type="float">
            <text:p>0.0191179999999999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0164" calcext:value-type="float">
            <text:p>0.010164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212959999999999" calcext:value-type="float">
            <text:p>0.021295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694" calcext:value-type="float">
            <text:p>-0.001694</text:p>
          </table:table-cell>
          <table:table-cell office:value-type="float" office:value="0.00105000000000001" calcext:value-type="float">
            <text:p>0.00105000000000001</text:p>
          </table:table-cell>
          <table:table-cell office:value-type="float" office:value="-0.0171" calcext:value-type="float">
            <text:p>-0.0171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0164" calcext:value-type="float">
            <text:p>0.010164</text:p>
          </table:table-cell>
          <table:table-cell table:number-columns-repeated="2" office:value-type="float" office:value="-0.00225" calcext:value-type="float">
            <text:p>-0.00225</text:p>
          </table:table-cell>
          <table:table-cell office:value-type="float" office:value="0.00677599999999995" calcext:value-type="float">
            <text:p>0.0067759999999999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125840000000001" calcext:value-type="float">
            <text:p>-0.012584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764999999999998" calcext:value-type="float">
            <text:p>0.0076499999999999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1755" calcext:value-type="float">
            <text:p>-0.0175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4036" calcext:value-type="float">
            <text:p>-0.01403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74240000000001" calcext:value-type="float">
            <text:p>-0.01742400000000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27588" calcext:value-type="float">
            <text:p>-0.02758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677599999999995" calcext:value-type="float">
            <text:p>-0.006775999999999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" calcext:value-type="float">
            <text:p>0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919599999999997" calcext:value-type="float">
            <text:p>-0.00919599999999997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-0.012" calcext:value-type="float">
            <text:p>-0.012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" calcext:value-type="float">
            <text:p>-0.00314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705000000000001" calcext:value-type="float">
            <text:p>0.0070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" calcext:value-type="float">
            <text:p>0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8876" calcext:value-type="float">
            <text:p>-0.018876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05000000000004" calcext:value-type="float">
            <text:p>0.0060500000000000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67759999999999" calcext:value-type="float">
            <text:p>0.00677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22264" calcext:value-type="float">
            <text:p>-0.022264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532399999999998" calcext:value-type="float">
            <text:p>0.00532399999999998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24684" calcext:value-type="float">
            <text:p>0.02468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0121000000000001" calcext:value-type="float">
            <text:p>-0.00121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-0.002904" calcext:value-type="float">
            <text:p>-0.00290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405000000000001" calcext:value-type="float">
            <text:p>0.0040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35599999999997" calcext:value-type="float">
            <text:p>-0.00435599999999997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90400000000002" calcext:value-type="float">
            <text:p>-0.002904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-0.006" calcext:value-type="float">
            <text:p>-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846999999999994" calcext:value-type="float">
            <text:p>-0.00846999999999994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2057" calcext:value-type="float">
            <text:p>-0.02057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653400000000001" calcext:value-type="float">
            <text:p>-0.00653400000000001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74400000000003" calcext:value-type="float">
            <text:p>0.00774400000000003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048399999999998" calcext:value-type="float">
            <text:p>0.000483999999999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64999999999998" calcext:value-type="float">
            <text:p>0.00164999999999998</text:p>
          </table:table-cell>
          <table:table-cell office:value-type="float" office:value="-0.02541" calcext:value-type="float">
            <text:p>-0.0254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556600000000002" calcext:value-type="float">
            <text:p>-0.0055660000000000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919600000000003" calcext:value-type="float">
            <text:p>-0.0091960000000000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261359999999999" calcext:value-type="float">
            <text:p>0.026135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35000000000002" calcext:value-type="float">
            <text:p>-0.001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193600000000004" calcext:value-type="float">
            <text:p>-0.0019360000000000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072600000000002" calcext:value-type="float">
            <text:p>-0.00072600000000002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532400000000001" calcext:value-type="float">
            <text:p>0.005324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93599999999995" calcext:value-type="float">
            <text:p>0.0019359999999999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32399999999998" calcext:value-type="float">
            <text:p>0.00532399999999998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229899999999999" calcext:value-type="float">
            <text:p>-0.02298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93599999999992" calcext:value-type="float">
            <text:p>0.0019359999999999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0483999999999995" calcext:value-type="float">
            <text:p>-0.0004839999999999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64999999999998" calcext:value-type="float">
            <text:p>0.0046499999999999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" calcext:value-type="float">
            <text:p>0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74400000000003" calcext:value-type="float">
            <text:p>-0.00774400000000003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35600000000002" calcext:value-type="float">
            <text:p>-0.004356000000000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435600000000002" calcext:value-type="float">
            <text:p>-0.004356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254100000000001" calcext:value-type="float">
            <text:p>0.02541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774400000000009" calcext:value-type="float">
            <text:p>-0.007744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-0.000600000000000001" calcext:value-type="float">
            <text:p>-0.00060000000000000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35000000000002" calcext:value-type="float">
            <text:p>-0.00735000000000002</text:p>
          </table:table-cell>
          <table:table-cell office:value-type="float" office:value="-0.00605000000000001" calcext:value-type="float">
            <text:p>-0.00605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77599999999998" calcext:value-type="float">
            <text:p>0.006775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-0.00494999999999999" calcext:value-type="float">
            <text:p>-0.00494999999999999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895399999999998" calcext:value-type="float">
            <text:p>0.00895399999999998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0484000000000009" calcext:value-type="float">
            <text:p>0.00048400000000000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table:number-columns-repeated="2" office:value-type="float" office:value="0.006" calcext:value-type="float">
            <text:p>0.006</text:p>
          </table:table-cell>
          <table:table-cell office:value-type="float" office:value="-0.014036" calcext:value-type="float">
            <text:p>-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21000000000004" calcext:value-type="float">
            <text:p>0.0012100000000000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290400000000011" calcext:value-type="float">
            <text:p>-0.0029040000000001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6" calcext:value-type="float">
            <text:p>-0.0079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35000000000002" calcext:value-type="float">
            <text:p>-0.00435000000000002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191179999999999" calcext:value-type="float">
            <text:p>0.019117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532400000000001" calcext:value-type="float">
            <text:p>0.00532400000000001</text:p>
          </table:table-cell>
          <table:table-cell table:number-columns-repeated="2" office:value-type="float" office:value="-0.00225" calcext:value-type="float">
            <text:p>-0.0022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164" calcext:value-type="float">
            <text:p>0.0101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9T17:29:50.945641079</dc:date>
    <meta:editing-duration>PT14M56S</meta:editing-duration>
    <meta:editing-cycles>1</meta:editing-cycles>
    <meta:document-statistic meta:table-count="1" meta:cell-count="10032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legend chart:legend-position="end" svg:x="11.18cm" svg:y="4.204cm" style:legend-expansion="high" chart:style-name="ch2"/>
        <chart:plot-area chart:style-name="ch3" table:cell-range-address="magnitude_validation_test.AP1:magnitude_validation_test.AP209" chart:data-source-has-labels="row" svg:x="0.319cm" svg:y="0.18cm" svg:width="10.542cm" svg:height="8.646cm">
          <chart:coordinate-region svg:x="1.337cm" svg:y="0.379cm" svg:width="9.524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gnitude_validation_test.AP2:magnitude_validation_test.AP209" chart:label-cell-address="magnitude_validation_test.AP1:magnitude_validation_test.AP1" chart:class="chart:line">
            <chart:data-point chart:repeated="2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2_sensor5_Z [mT]</text:p>
                <draw:g>
                  <svg:desc>magnitude_validation_test.AP1:magnitude_validation_test.A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32400000000001">
                <text:p>0.00532400000000001</text:p>
                <draw:g>
                  <svg:desc>magnitude_validation_test.AP2:magnitude_validation_test.AP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164">
                <text:p>0.010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844">
                <text:p>0.019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8876">
                <text:p>-0.018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28556">
                <text:p>-0.028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164">
                <text:p>0.0101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9844">
                <text:p>0.0198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0164">
                <text:p>0.010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9844">
                <text:p>0.0198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8884">
                <text:p>0.0488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2764">
                <text:p>0.0827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0844">
                <text:p>0.1408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36004">
                <text:p>0.136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1164">
                <text:p>0.1311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7284">
                <text:p>0.0972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6324">
                <text:p>0.1263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26324">
                <text:p>0.1263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0844">
                <text:p>0.140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6324">
                <text:p>0.1263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1164">
                <text:p>0.1311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31164">
                <text:p>0.1311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31164">
                <text:p>0.1311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7284">
                <text:p>0.0972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26324">
                <text:p>0.1263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36004">
                <text:p>0.1360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7284">
                <text:p>0.0972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31164">
                <text:p>0.1311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7284">
                <text:p>0.0972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7284">
                <text:p>0.0972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97284">
                <text:p>0.0972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06964">
                <text:p>0.1069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26324">
                <text:p>0.1263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21484">
                <text:p>0.1214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31164">
                <text:p>0.1311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11804">
                <text:p>0.1118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26324">
                <text:p>0.1263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16644">
                <text:p>0.1166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60204">
                <text:p>0.1602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23716">
                <text:p>-0.0237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5004">
                <text:p>0.0150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18876">
                <text:p>-0.0188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0164">
                <text:p>0.0101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0164">
                <text:p>0.0101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0164">
                <text:p>0.0101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919599999999997">
                <text:p>-0.009195999999999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435599999999997">
                <text:p>-0.004355999999999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5004">
                <text:p>0.0150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532400000000001">
                <text:p>0.005324000000000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14036">
                <text:p>-0.0140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484000000000009">
                <text:p>0.0004840000000000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532400000000001">
                <text:p>0.0053240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line" chart:style-name="ch1">
        <chart:legend chart:legend-position="end" svg:x="11.153cm" svg:y="4.203cm" style:legend-expansion="high" chart:style-name="ch2"/>
        <chart:plot-area chart:style-name="ch3" table:cell-range-address="magnitude_validation_test.AN1:magnitude_validation_test.AN209" chart:data-source-has-labels="row" svg:x="0.319cm" svg:y="0.18cm" svg:width="10.515cm" svg:height="8.645cm">
          <chart:coordinate-region svg:x="1.337cm" svg:y="0.379cm" svg:width="9.497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gnitude_validation_test.AN2:magnitude_validation_test.AN209" chart:label-cell-address="magnitude_validation_test.AN1:magnitude_validation_test.AN1" chart:class="chart:line">
            <chart:data-point chart:repeated="2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2_sensor5_X [mT]</text:p>
                <draw:g>
                  <svg:desc>magnitude_validation_test.AN1:magnitude_validation_test.A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95">
                <text:p>0.00795</text:p>
                <draw:g>
                  <svg:desc>magnitude_validation_test.AN2:magnitude_validation_test.AN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95">
                <text:p>0.01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005">
                <text:p>-0.01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95">
                <text:p>0.016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395">
                <text:p>0.01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305">
                <text:p>-0.013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005">
                <text:p>-0.010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1305">
                <text:p>-0.013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1305">
                <text:p>-0.013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1605">
                <text:p>-0.016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1905">
                <text:p>-0.019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1605">
                <text:p>-0.016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905">
                <text:p>-0.019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2205">
                <text:p>-0.022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1905">
                <text:p>-0.019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1905">
                <text:p>-0.019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205">
                <text:p>-0.02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2205">
                <text:p>-0.022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1605">
                <text:p>-0.016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2205">
                <text:p>-0.022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4905">
                <text:p>-0.049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1605">
                <text:p>-0.016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2205">
                <text:p>-0.022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3405">
                <text:p>-0.034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3705">
                <text:p>-0.037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3105">
                <text:p>-0.031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2205">
                <text:p>-0.022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4005">
                <text:p>-0.040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1905">
                <text:p>-0.019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2505">
                <text:p>-0.025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1605">
                <text:p>-0.016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4305">
                <text:p>-0.043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2805">
                <text:p>-0.028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1905">
                <text:p>-0.019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4605">
                <text:p>-0.046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8505">
                <text:p>-0.085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1605">
                <text:p>-0.016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395">
                <text:p>0.01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095">
                <text:p>0.010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1005">
                <text:p>-0.010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095">
                <text:p>0.010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105">
                <text:p>-0.001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095">
                <text:p>0.010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1305">
                <text:p>-0.013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705">
                <text:p>-0.007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405">
                <text:p>-0.004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95">
                <text:p>0.004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63cm" svg:y="4.201cm" style:legend-expansion="high" chart:style-name="ch2"/>
        <chart:plot-area chart:style-name="ch3" table:cell-range-address="magnitude_validation_test.AO1:magnitude_validation_test.AO209" chart:data-source-has-labels="row" svg:x="0.32cm" svg:y="0.18cm" svg:width="10.523cm" svg:height="8.64cm">
          <chart:coordinate-region svg:x="1.338cm" svg:y="0.38cm" svg:width="9.505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gnitude_validation_test.AO2:magnitude_validation_test.AO209" chart:label-cell-address="magnitude_validation_test.AO1:magnitude_validation_test.AO1" chart:class="chart:line">
            <chart:data-point chart:repeated="2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2_sensor5_Y [mT]</text:p>
                <draw:g>
                  <svg:desc>magnitude_validation_test.AO1:magnitude_validation_test.A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09999999999999">
                <text:p>0.00509999999999999</text:p>
                <draw:g>
                  <svg:desc>magnitude_validation_test.AO2:magnitude_validation_test.AO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29">
                <text:p>-0.0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09999999999999">
                <text:p>0.008099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990000000000001">
                <text:p>-0.00990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09999999999999">
                <text:p>0.00809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990000000000001">
                <text:p>-0.009900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990000000000001">
                <text:p>-0.0099000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990000000000001">
                <text:p>-0.0099000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990000000000001">
                <text:p>-0.0099000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159">
                <text:p>-0.0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309">
                <text:p>-0.03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579">
                <text:p>-0.05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79">
                <text:p>-0.05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549">
                <text:p>-0.05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339">
                <text:p>-0.03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549">
                <text:p>-0.05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309">
                <text:p>-0.03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49">
                <text:p>-0.05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579">
                <text:p>-0.05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579">
                <text:p>-0.05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339">
                <text:p>-0.03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279">
                <text:p>-0.02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549">
                <text:p>-0.05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279">
                <text:p>-0.02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579">
                <text:p>-0.05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609">
                <text:p>-0.06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519">
                <text:p>-0.05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489">
                <text:p>-0.04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809999999999999">
                <text:p>0.008099999999999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809999999999999">
                <text:p>0.008099999999999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809999999999999">
                <text:p>0.00809999999999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809999999999999">
                <text:p>0.008099999999999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809999999999999">
                <text:p>0.008099999999999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690000000000001">
                <text:p>-0.00690000000000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809999999999999">
                <text:p>0.008099999999999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390000000000001">
                <text:p>-0.003900000000000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209999999999999">
                <text:p>0.002099999999999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509999999999999">
                <text:p>0.005099999999999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900000000000006">
                <text:p>-0.0009000000000000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390000000000001">
                <text:p>-0.003900000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